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nl" fo:country="NL" officeooo:rsid="000130f1" officeooo:paragraph-rsid="000130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er zal 18 worden afgedrukt. Vanwege de volgende reden:</text:p>
      <text:p text:style-name="P1"/>
      <text:p text:style-name="P1">In de setup methode zijn de twee variabelen gedeclareerd met de waardes 6 en 12.</text:p>
      <text:p text:style-name="P1"/>
      <text:p text:style-name="P1">Dan volgt er een functie die de waardes zou moeten wijzigen. Maar de in de setup methode kent hij de variabelen niet van de methode chan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10T21:19:32.600000000</dc:date>
    <meta:editing-duration>PT23M19S</meta:editing-duration>
    <meta:editing-cycles>1</meta:editing-cycles>
    <meta:document-statistic meta:table-count="0" meta:image-count="0" meta:object-count="0" meta:page-count="1" meta:paragraph-count="3" meta:word-count="50" meta:character-count="275" meta:non-whitespace-character-count="228"/>
  </office:meta>
</office:document-meta>
</file>